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400002491000012142CB08EDA.wmf"/>
  <manifest:file-entry manifest:media-type="" manifest:full-path="Pictures/2000000700000FB5000000C94FDA4EAC.wmf"/>
  <manifest:file-entry manifest:media-type="" manifest:full-path="Pictures/2000005F0000249100001606ECD4DD06.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in" fo:margin-bottom="0.0972in" fo:line-height="100%" fo:text-align="justify" style:justify-single-word="false" fo:orphans="2" fo:widows="2" fo:padding="0in" fo:border="none"/>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1in" fo:margin-bottom="0in" style:line-height-at-least="0.139in" fo:orphans="2" fo:widows="2" fo:keep-with-next="always"/>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Heading_20_3">
      <style:paragraph-properties fo:margin-top="0.0417in" fo:margin-bottom="0.0693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2">
      <style:paragraph-properties fo:margin-top="0in" fo:margin-bottom="0.0972in" fo:orphans="2" fo:widows="2"/>
    </style:style>
    <style:style style:name="P1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9" draw:name="Picture 70"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0" draw:name="Picture 71"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1" draw:name="Picture 72"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12" svg:width="2.7913in" svg:height="0.135in" svg:x="-2.3752in" svg:y="0in">
        <draw:image xlink:href="Pictures/2000000700000FB5000000C94FDA4EAC.wmf" xlink:type="simple" xlink:show="embed" xlink:actuate="onLoad">
          <text:p/>
        </draw:image>
      </draw:frame>
      <text:h text:style-name="P10" text:outline-level="1"><text:bookmark text:name="R-1030959"/>Roles and Scenarios</text:h>
      <text:p text:style-name="P5"><text:bookmark text:name="_GoBack"/><draw:frame draw:style-name="fr2" draw:name="graphics1" text:anchor-type="as-char" svg:width="6.5in" svg:height="0.1346in" draw:z-index="23"><draw:image xlink:href="Pictures/20000007000025F9000000C9F0140E06.wmf" xlink:type="simple" xlink:show="embed" xlink:actuate="onLoad"/></draw:frame></text:p>
      <text:p text:style-name="P6"><draw:frame draw:style-name="fr2" draw:name="1" text:anchor-type="as-char" svg:width="2.7917in" svg:height="0.1346in" draw:z-index="1"><draw:image xlink:href="Pictures/2000000700000FB5000000C94FDA4EAC.wmf" xlink:type="simple" xlink:show="embed" xlink:actuate="onLoad"/></draw:frame></text:p>
      <text:h text:style-name="P11" text:outline-level="2"><text:bookmark text:name="R-1087777"/>Roles</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9"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9"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9"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9"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9"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a xlink:type="simple" xlink:href="" text:style-name="Internet_20_link"><text:span text:style-name="T3">Skip to Section </text:span></text:a><text:a xlink:type="simple" xlink:href="" text:style-name="Internet_20_link"><text:span text:style-name="T3"><text:bookmark-ref text:reference-format="number-all-superior" text:ref-name="__RefHeading__43822_1345045923">4.2</text:bookmark-ref></text:span></text:a><text:a xlink:type="simple" xlink:href="" text:style-name="Internet_20_link"><text:span text:style-name="T3">.</text:span></text:a></text:p>
      <text:h text:style-name="P9"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a xlink:type="simple" xlink:href="" text:style-name="Internet_20_link"><text:span text:style-name="T3">Skip to Section </text:span></text:a><text:a xlink:type="simple" xlink:href="" text:style-name="Internet_20_link"><text:span text:style-name="T3"><text:bookmark-ref text:reference-format="number-all-superior" text:ref-name="__RefHeading__43822_1345045923">4.2</text:bookmark-ref></text:span></text:a><text:a xlink:type="simple" xlink:href="" text:style-name="Internet_20_link"><text:span text:style-name="T3">.</text:span></text:a></text:p>
      <text:h text:style-name="P9"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9" text:outline-level="3">Application Server Vendor</text:h>
      <text:p text:style-name="P3">An application server vendor (<text:a xlink:type="simple" xlink:href="#_blank">see Appendix A reference 1</text:a>) provides an implementation of a J2EE compliant application server that provides support for component-based enterprise applications. A typical application server vendor is an OS vendor, middleware vendor, or database vendor.</text:p>
      <text:p text:style-name="P3"><text:soft-page-break/>The role of application server vendor will typically be the same as that of the container provider.</text:p>
      <text:h text:style-name="P9"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2.7917in" svg:height="0.1346in" draw:z-index="2"><draw:image xlink:href="Pictures/2000000700000FB5000000C94FDA4EAC.wmf" xlink:type="simple" xlink:show="embed" xlink:actuate="onLoad"/></draw:frame></text:p>
      <text:h text:style-name="P11" text:outline-level="2"><text:bookmark-start text:name="__RefHeading__43822_1345045923"/><text:bookmark text:name="R-1056907"/>Scenario: Embedded calendar management system<text:bookmark-end text:name="__RefHeading__43822_1345045923"/></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6.5in" svg:height="0.1346in" draw:z-index="3"><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08in" svg:y="-0.0008in" fo:min-width="0.0161in" draw:z-index="19"><draw:text-box fo:min-height="0.0161in"><text:p text:style-name="P2"><draw:frame draw:style-name="fr2" draw:name="4" text:anchor-type="as-char" svg:width="6.5in" svg:height="3.9165in" draw:z-index="20"><draw:image xlink:href="Pictures/2000005F0000249100001606ECD4DD06.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Apache Persistware is a supplier of JDO software that has a small footprint and as such, is especially suited for embedded devices such as personal digital assistants and telephones. They use Java file I/O to store JDO instances persistently.</text:p>
      <text:p text:style-name="P3"><text:soft-page-break/>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a xlink:type="simple" xlink:href="" text:style-name="Internet_20_link"><text:span text:style-name="T3">Skip to Chapter 5.</text:span></text:a></text:p>
      <text:p text:style-name="P7"><draw:frame draw:style-name="fr2" draw:name="5" text:anchor-type="as-char" svg:width="2.7917in" svg:height="0.1346in" draw:z-index="5"><draw:image xlink:href="Pictures/2000000700000FB5000000C94FDA4EAC.wmf" xlink:type="simple" xlink:show="embed" xlink:actuate="onLoad"/></draw:frame></text:p>
      <text:h text:style-name="P11"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text:soft-page-break/><draw:frame draw:style-name="fr2" draw:name="6" text:anchor-type="as-char" svg:width="6.5in" svg:height="0.1346in" draw:z-index="6"><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08in" svg:y="-0.0008in" fo:min-width="0.0161in" draw:z-index="21"><draw:text-box fo:min-height="0.0161in"><text:p text:style-name="P2"><draw:frame draw:style-name="fr3" draw:name="7" text:anchor-type="as-char" svg:y="-3.0126in" svg:width="6.5in" svg:height="3.2083in" draw:z-index="22"><draw:image xlink:href="Pictures/2000007400002491000012142CB08EDA.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21:07.70</meta:creation-date>
    <meta:editing-duration>PT7M54S</meta:editing-duration>
    <meta:generator>OpenOffice.org/3.4$Win32 OpenOffice.org_project/340m1$Build-9590</meta:generator>
    <dc:title>JDO_Chapter</dc:title>
    <dc:date>2013-01-22T19:52:07.78</dc:date>
    <meta:document-statistic meta:table-count="0" meta:image-count="8" meta:object-count="0" meta:page-count="5" meta:paragraph-count="64" meta:word-count="1523" meta:character-count="102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